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sans-serif1" svg:font-family="sans-serif, 'Times New Roman', 'Trebuchet MS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text-underline-style="none" style:font-size-asian="12pt" style:font-size-complex="12pt"/>
    </style:style>
    <style:style style:name="T2" style:family="text">
      <style:text-properties style:font-name="Arial" style:text-underline-style="none"/>
    </style:style>
    <style:style style:name="T3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use-window-font-color="true" style:font-name="Arial" fo:letter-spacing="normal" fo:font-style="normal" fo:font-weight="normal"/>
    </style:style>
    <style:style style:name="T5" style:family="text">
      <style:text-properties fo:font-variant="normal" fo:text-transform="none" style:use-window-font-color="true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fo:letter-spacing="normal" fo:font-style="normal" fo:font-weight="normal"/>
    </style:style>
    <style:style style:name="T7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style:use-window-font-color="true" style:font-name="Arial" fo:letter-spacing="normal" fo:font-style="normal" fo:font-weight="normal"/>
    </style:style>
    <style:style style:name="T9" style:family="text">
      <style:text-properties fo:font-variant="normal" fo:text-transform="none" fo:color="#202122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02122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02122" fo:letter-spacing="normal" fo:font-style="normal" fo:font-weight="normal"/>
    </style:style>
    <style:style style:name="T12" style:family="text">
      <style:text-properties fo:font-variant="normal" fo:text-transform="none" fo:color="#000000" style:font-name="sans-serif1" fo:font-size="12pt" fo:letter-spacing="normal" fo:font-style="normal" style:text-underline-style="none" fo:font-weight="normal" style:font-size-asian="12pt" style:font-size-complex="12pt"/>
    </style:style>
    <style:style style:name="T13" style:family="text">
      <style:text-properties fo:font-variant="normal" fo:text-transform="none" fo:color="#000000" style:font-name="sans-serif1" fo:font-size="12pt" fo:letter-spacing="normal" fo:font-style="normal" fo:font-weight="normal"/>
    </style:style>
    <style:style style:name="T14" style:family="text">
      <style:text-properties fo:font-variant="normal" fo:text-transform="none" fo:color="#000000" style:font-name="sans-serif1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sans-serif1" fo:letter-spacing="normal" fo:font-style="normal" fo:font-weight="normal"/>
    </style:style>
    <style:style style:name="T16" style:family="text">
      <style:text-properties fo:font-variant="normal" fo:text-transform="none" fo:color="#000000" style:font-name="sans-serif1" fo:letter-spacing="normal" fo:font-style="normal" style:text-underline-style="none" fo:font-weight="normal"/>
    </style:style>
    <style:style style:name="T17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" fo:letter-spacing="normal" fo:font-style="normal" style:text-underline-style="none" fo:font-weight="normal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2pt" style:font-size-asian="12pt" style:font-size-complex="12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2pt" style:text-underline-style="none" style:font-size-asian="12pt" style:font-size-complex="12pt"/>
    </style:style>
    <style:style style:name="T25" style:family="text">
      <style:text-properties style:font-name="Arial"/>
    </style:style>
    <style:style style:name="T26" style:family="text">
      <style:text-properties style:font-name="Arial" fo:font-size="12pt" style:text-underline-style="none" style:font-size-asian="12pt" style:font-size-complex="12pt"/>
    </style:style>
    <style:style style:name="T27" style:family="text">
      <style:text-properties style:font-name="Arial" style:text-underline-style="none"/>
    </style:style>
    <style:style style:name="T28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Direccionamiento</text:p>
      <text:p text:style-name="P1"/>
      <text:p text:style-name="P2">Ejercicios: Identificar direcciones IP y subredes </text:p>
      <text:p text:style-name="P1">1. Hallar el error, si existe, en las siguientes direcciones Ipv4.</text:p>
      <text:list xml:id="list8956915243353168299" text:style-name="L1">
        <text:list-header>
          <text:p text:style-name="P6">a. 111.56.045.78 </text:p>
          <text:p text:style-name="P6">b. 221.34.7.8.20 </text:p>
          <text:p text:style-name="P6">c. 75.45.301.14. </text:p>
          <text:p text:style-name="P6">d. 11100010.23.14.67</text:p>
          <text:p text:style-name="P6"/>
          <text:p text:style-name="P6">a.Podría eliminarse en 0 del tercer byte, pero no hay error.</text:p>
          <text:p text:style-name="P6">b. Las direcciones Ipv4 deben estar formadas unicamente por 4 bytes</text:p>
          <text:p text:style-name="P6">c. El valor de cada byte debe tener un valor máximo de 255</text:p>
          <text:p text:style-name="P6">d. El valor expresado en binario equivale a 226, pero las direcciones ip deben expresarse en binario o en decimal, no se deben mezclar.</text:p>
        </text:list-header>
      </text:list>
      <text:p text:style-name="P1"/>
      <text:p text:style-name="P1">2.Observa la dirección IP de tu equipo de trabajo y su máscara (configuración protocolo tcp/ip) y obtén su dirección de red, broadcast y número de direcciones posibles. ¿Que tipo de dirección de red es? ¿Tiene acceso a Internet? ¿Por qué?</text:p>
      <text:p text:style-name="P1"/>
      <text:p text:style-name="P1"><text:tab/>Direccion Ipv4: 192.168.1.107</text:p>
      <text:p text:style-name="P1"><text:tab/>Mascara de subred: 255.255.255.0</text:p>
      <text:p text:style-name="P1"><text:tab/></text:p>
      <text:p text:style-name="P1"><text:tab/>Por la máscara de subred sabemos que 8 bits se utilizan para hosts, <text:tab/>correspondientes al ultimo valor de la direccion ipv4, por lo tanto:</text:p>
      <text:p text:style-name="P1"><text:tab/><text:tab/>Direcciónd de red: 192.168.1</text:p>
      <text:p text:style-name="P1"/>
      <text:p text:style-name="P1"><text:tab/>Para calcular la dirección de broadcast, es necesario poner a 1 todos los bits <text:tab/>correspondientes a hosts, lo que en valor decimal equivaldría a 255, por lo tanto:</text:p>
      <text:p text:style-name="P1"><text:tab/><text:tab/>Direccion de broadcast: 192.168.1.255</text:p>
      <text:p text:style-name="P1"/>
      <text:p text:style-name="P1"><text:tab/>Para calcular el número de direcciones posibles se utiliza la formula 2^n-2 donde n <text:s text:c="3"/></text:p>
      <text:p text:style-name="P1"><text:tab/>se corresponde con el numero de bits utilizados para hosts:</text:p>
      <text:p text:style-name="P1"><text:tab/><text:tab/>2^(8)-2 = 254 direcciones posibles</text:p>
      <text:p text:style-name="P1"><text:tab/></text:p>
      <text:p text:style-name="P1"><text:soft-page-break/><text:tab/></text:p>
      <text:p text:style-name="P1"><text:tab/>Es una direccion de clase C, y tiene acceso a internet ya que tiene una puerta de <text:tab/>enlace con conexion a internet con la dirección 192.168.1.1</text:p>
      <text:p text:style-name="P1"/>
      <text:p text:style-name="P1">3.¿Cuál es el número máximo de redes en que se puede dividir la red 192.168.3.0/28? </text:p>
      <text:p text:style-name="P1"/>
      <text:p text:style-name="P1"><text:tab/>La mascara de red nos inidica que se utilizan 8 bits para red, para calcular el <text:tab/>número máximo de subredes se debe utilizar la formula 2^n-2, donde n es el <text:tab/>numero de bits utilizados para hosts, en este caso 4.</text:p>
      <text:p text:style-name="P1"/>
      <text:p text:style-name="P1"><text:tab/>2^(4)-2 = 14 divisiones máximas posibles.</text:p>
      <text:p text:style-name="P1"/>
      <text:p text:style-name="P1">4.Si la dirección de red es 192.168.0.0 y la dirección de broadcast 192.168.3.255. Especifica la máscara en formato CIDR y en notación punto decimal</text:p>
      <text:p text:style-name="P1"><text:tab/>a. 22 y 255.255.252.0 </text:p>
      <text:p text:style-name="P1"><text:tab/>b. 23 y 255.255.254.0 </text:p>
      <text:p text:style-name="P1"><text:tab/>c.24 y 255.255.255.0</text:p>
      <text:p text:style-name="P1"><text:tab/>d. Ninguna de las anteriores </text:p>
      <text:p text:style-name="P1"/>
      <text:p text:style-name="P1"><text:tab/>Direccion ip binaria: 11000000.10101000.00000000.00000000</text:p>
      <text:p text:style-name="P1"><text:tab/>Direccion broadcast binaria: 11000000.10101000.00000011.11111111</text:p>
      <text:p text:style-name="P1"/>
      <text:p text:style-name="P1"><text:tab/>Gracias a la direccion de broadcast, sabemos que los bits utilizados para hosts son <text:tab/>los 10 últimos, por tanto la mascara de red en binario quedaria tal que:</text:p>
      <text:p text:style-name="P1"><text:tab/><text:tab/>11111111.11111111.11111100.00000000</text:p>
      <text:p text:style-name="P1"/>
      <text:p text:style-name="P1"><text:tab/>Lo que en formato punto decimal sería:</text:p>
      <text:p text:style-name="P1"><text:tab/><text:tab/>255.255.252.0</text:p>
      <text:p text:style-name="P1"/>
      <text:p text:style-name="P1"><text:tab/>Y en formato CIDR:</text:p>
      <text:p text:style-name="P1"><text:tab/><text:tab/>192.168.0.0/22</text:p>
      <text:p text:style-name="P1"/>
      <text:p text:style-name="P1"><text:tab/>Respuesta correcta: a. 22 y 255.255.252.0</text:p>
      <text:p text:style-name="P1"/>
      <text:p text:style-name="P1"/>
      <text:p text:style-name="P1"><text:soft-page-break/>5.Dada la dirección de red 172.16.0.0/16 se han direccionado las siguientes redes:</text:p>
      <text:p text:style-name="P1">a. 500 pc’s 172.16.0.0/23</text:p>
      <text:p text:style-name="P1">b. 240 pc’s 172.16.2.0/24 </text:p>
      <text:p text:style-name="P1">c. 64 pc’s 172.16.3.0/26</text:p>
      <text:p text:style-name="P1">¿Es correcto el direccionamiento que se ha efectuado? En caso negativo, corrígelo. </text:p>
      <text:p text:style-name="P1"><text:tab/></text:p>
      <text:p text:style-name="P1"><text:tab/>a.Según la mascara de red, se puede obtener un máximo de 510 direcciones, por <text:tab/>tanto es correcto ya que hay 500 pc's</text:p>
      <text:p text:style-name="P1"><text:tab/>b.Según la mascara de red, se puede obtener un máximo de 254 direcciones, por <text:tab/>tanto es correcto ya que hay 240 pc's</text:p>
      <text:p text:style-name="P1"><text:tab/>c.Según la máscara de red, se puede obtener un máximo de 62 direcciones, por lo <text:tab/>tanto no es correcto ya que hay 64 pc's, habría que direccionar tal que: <text:tab/>172.16.3.0/25 para obtener un máximo de 126 direcciones.</text:p>
      <text:p text:style-name="P1"/>
      <text:p text:style-name="P2">EJERCICIO DIRECCIONAMIENTO IP </text:p>
      <text:p text:style-name="P2"/>
      <text:p text:style-name="P3">1.Indica la dirección de red a la que pertenece el PC con la dirección IP 138.8.24.11/22. Especifica cómo has obtenido esa dirección.</text:p>
      <text:p text:style-name="P3"><text:s/><text:tab/>Máscara de subred: 255.255.252.0</text:p>
      <text:p text:style-name="P3"><text:tab/>Dirección IP: 138.8.24.11</text:p>
      <text:p text:style-name="P3"><text:tab/>Dirección de subred: <text:span text:style-name="T6">138.8.24.0</text:span></text:p>
      <text:p text:style-name="P3"/>
      <text:p text:style-name="P3"><text:tab/>Direccion ip binario: 10001010.00001000.00011000.00001011</text:p>
      <text:p text:style-name="P3"/>
      <text:p text:style-name="P3"><text:tab/>Para calcular la mascara de subred en valor decimal, debemos colocar todos los <text:tab/>bits correspondientes a red a valor de 1 y los de hosts a valor de 0,segun la <text:tab/>mascara de red, son 10 los bits correspondientes a hosts, por tanto </text:p>
      <text:p text:style-name="P3"><text:tab/>nos quedariamos con el siguiente resultado:</text:p>
      <text:p text:style-name="P3"/>
      <text:p text:style-name="P3"><text:tab/>1111111.11111111.11111100.00000000</text:p>
      <text:p text:style-name="P3"><text:tab/>Mascara de subred: 255.255.252.0</text:p>
      <text:p text:style-name="P3"><text:tab/></text:p>
      <text:p text:style-name="P3"><text:tab/>Para calcular la direccion de red, debemos poner todos los bits dedicados a hosts </text:p>
      <text:p text:style-name="P3"><text:tab/>a 0:</text:p>
      <text:p text:style-name="P3"/>
      <text:p text:style-name="P3"><text:soft-page-break/><text:tab/>10001010.00001000.00011000.00000000</text:p>
      <text:p text:style-name="P3"><text:tab/>Direccion IP de red: 138.8.24.0</text:p>
      <text:p text:style-name="P4"/>
      <text:p text:style-name="P4">2. El PC 172.18.128.12/17 no tiene acceso a Internet a pesar de estar bien configurado el router, ¿por qué?</text:p>
      <text:p text:style-name="P10"><text:span text:style-name="T4"><text:tab/>Porque es una direccion privada de clase B (</text:span><text:span text:style-name="T4">172.16.0.0 – 172.31.255.255</text:span><text:span text:style-name="T21"> </text:span><text:span text:style-name="T4">), las <text:s/><text:tab/>direcciones privadas no se pueden conectar a internet a no ser que se activen en el <text:tab/>router los puertos NAT para traduccir las direcciones ip privadas a publicas.</text:span></text:p>
      <text:p text:style-name="P11"><text:span text:style-name="T4"/></text:p>
      <text:p text:style-name="P1"><text:span text:style-name="T6">3.</text:span>Si realizamos un traceroute desde 138.8.30.11/23 a 138.8.16.12/24 el resultado es el siguiente: R3:i1 – R2:i4 – R1:i9 - 138.8.16.12/24</text:p>
      <text:p text:style-name="P1"><text:tab/>a. ¿Cuántos saltos ha dado un paquete desde el origen al destino? </text:p>
      <text:p text:style-name="P1"><text:tab/>b. Si realizamos un traceroute a la inversa, ¿cuál es el resultado? </text:p>
      <text:p text:style-name="P1"/>
      <text:p text:style-name="P1"><text:tab/>a. Realiza un total de 3 saltos</text:p>
      <text:p text:style-name="P1"><text:tab/>b.138.8.16.12/24 <text:s/>– <text:s/>R1:i11 – R2:i8 – R3:i2 – 138.8.30.11/23</text:p>
      <text:p text:style-name="P3"><text:tab/></text:p>
      <text:p text:style-name="P1"><text:span text:style-name="T28">4. </text:span>¿Cuál es la máscara de red adecuada para las redes correspondientes a los enlaces entre routers?</text:p>
      <text:p text:style-name="P1"><text:tab/>255.255.255.252 o /30 ya que tiene capacidad de albergar 2 hosts.</text:p>
      <text:p text:style-name="P3"/>
      <text:p text:style-name="P1"><text:span text:style-name="T28">5.</text:span> Indica cuál es la puerta de enlace para el PC 172.18.128.12/17. </text:p>
      <text:p text:style-name="P10"><text:tab/><text:span text:style-name="T25">Puede ser pa puerta i10 del router R1 o la puerta i7 del router R2.</text:span></text:p>
      <text:p text:style-name="P10"><text:span text:style-name="T25"/></text:p>
      <text:p text:style-name="P3">6. La organización quiere reorganizar la red a la que pertenece el PC del ejercicio anterior de tal modo que se divida en dos redes, una que de cabida a 854 PCs y la otra a 1022 PCs, de tal modo que los equipos de la primera red tengan como puerta de enlace i10 y los de la segunda i7.</text:p>
      <text:p text:style-name="P3"><text:tab/>a. Indica la dirección ip y máscara de las dos redes. </text:p>
      <text:p text:style-name="P3"><text:tab/><text:tab/>Red 1: <text:span text:style-name="T19">172.18.128.1</text:span></text:p>
      <text:p text:style-name="P1"><text:span text:style-name="T28"><text:tab/><text:tab/>Mascara 1: 255.255.252.0 </text:span></text:p>
      <text:p text:style-name="P1"><text:span text:style-name="T11"/></text:p>
      <text:p text:style-name="P1"><text:span text:style-name="T11"><text:tab/><text:tab/>Red 2: <text:s/></text:span><text:span text:style-name="T19">172.18.248.1</text:span></text:p>
      <text:p text:style-name="P1"><text:span text:style-name="T11"><text:tab/><text:tab/>Mascara 2: 255.255.248.0 </text:span></text:p>
      <text:p text:style-name="P3"><text:tab/></text:p>
      <text:p text:style-name="P3"><text:soft-page-break/>b. Indica la dirección ip y máscara de las dos puertas de enlace. </text:p>
      <text:p text:style-name="P10"><text:span text:style-name="T2"><text:tab/>Direccion puerta i10 Router R1:</text:span><text:span text:style-name="T2"> </text:span><text:span text:style-name="T16">172.18.131.253</text:span><text:span text:style-name="T18"> </text:span></text:p>
      <text:p text:style-name="P10"><text:span text:style-name="T2"><text:tab/>Mascara: 255.255.252.0</text:span></text:p>
      <text:p text:style-name="P10"><text:span text:style-name="T2"/></text:p>
      <text:p text:style-name="P10"><text:span text:style-name="T2"><text:tab/>Direccion puerta i7 Router R2: <text:s/></text:span><text:span text:style-name="T16">172.18.255.253</text:span></text:p>
      <text:p text:style-name="P10"><text:span text:style-name="T16"><text:tab/>Mascara: 255.255.248.0</text:span></text:p>
      <text:p text:style-name="P3"/>
      <text:p text:style-name="P3">c.¿Cuántas redes quedan sin asignar? ¿De qué tamaño?</text:p>
      <text:p text:style-name="P10"><text:span text:style-name="T16">Las direcciones de red que quedan sin asignar son las que se encuentrar en el siguiente rango</text:span></text:p>
      <text:p text:style-name="P10"><text:span text:style-name="T15">172.18.132.0 <text:s/>- 172.18.247.255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sans-serif1" svg:font-family="sans-serif, 'Times New Roman', 'Trebuchet MS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41M32S</meta:editing-duration>
    <meta:editing-cycles>35</meta:editing-cycles>
    <meta:generator>OpenOffice/4.1.7$Win32 OpenOffice.org_project/417m1$Build-9800</meta:generator>
    <dc:date>2022-06-04T20:34:19.46</dc:date>
    <dc:creator>javier loureiro</dc:creator>
    <meta:document-statistic meta:table-count="0" meta:image-count="0" meta:object-count="0" meta:page-count="5" meta:paragraph-count="93" meta:word-count="951" meta:character-count="5891"/>
    <meta:user-defined meta:name="Info 1"/>
    <meta:user-defined meta:name="Info 2"/>
    <meta:user-defined meta:name="Info 3"/>
    <meta:user-defined meta:name="Info 4"/>
  </office:meta>
</office:document-meta>
</file>